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764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5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5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5" table:number-columns-repeated="2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5" table:default-cell-style-name="ce2"/>
        <table:table-column table:style-name="co37" table:default-cell-style-name="ce2"/>
        <table:table-column table:style-name="co39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0.1">
            <text:p>10.1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content-validation-name="val5" office:value-type="float" office:value="837.89">
            <text:p>837.89</text:p>
          </table:table-cell>
          <table:table-cell table:content-validation-name="val5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6.2">
            <text:p>136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776.9">
            <text:p>776.9</text:p>
          </table:table-cell>
          <table:table-cell table:content-validation-name="val6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1310.75">
            <text:p>1310.75</text:p>
          </table:table-cell>
          <table:table-cell table:content-validation-name="val6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959.85">
            <text:p>959.85</text:p>
          </table:table-cell>
          <table:table-cell table:content-validation-name="val6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ce3" office:value-type="string">
            <text:p>Monhysteroidea </text:p>
          </table:table-cell>
          <table:table-cell table:style-name="ce3" office:value-type="string">
            <text:p>Monhystera </text:p>
          </table:table-cell>
          <table:table-cell table:style-name="ce3"/>
          <table:table-cell table:content-validation-name="val4"/>
          <table:table-cell table:content-validation-name="val6" office:value-type="float" office:value="797.42">
            <text:p>797.42</text:p>
          </table:table-cell>
          <table:table-cell table:content-validation-name="val6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7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4:55.39</dc:date>
    <dc:creator>Lawrence Perepolkin</dc:creator>
    <meta:editing-duration>PT10H43M54S</meta:editing-duration>
    <meta:editing-cycles>45</meta:editing-cycles>
    <meta:generator>OpenOffice/4.1.12$Win32 OpenOffice.org_project/4112m1$Build-9809</meta:generator>
    <meta:document-statistic meta:table-count="3" meta:cell-count="140" meta:object-count="0"/>
  </office:meta>
</office:document-meta>
</file>